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/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/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1">
            <text:p>1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16 ASICs x 6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96">
            <text:p>96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16 ASICs x 8</text:p>
          </table:table-cell>
          <table:table-cell office:value-type="string">
            <text:p>Ceramic Capacitor</text:p>
          </table:table-cell>
          <table:table-cell office:value-type="string">
            <text:p>C1005X7R1A104M</text:p>
          </table:table-cell>
          <table:table-cell office:value-type="string">
            <text:p>TDK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128">
            <text:p>128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04">
            <text:p>0.0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J3,J4</text:p>
          </table:table-cell>
          <table:table-cell office:value-type="string">
            <text:p>I2C Bus, FAN Pin Headers</text:p>
          </table:table-cell>
          <table:table-cell table:number-columns-repeated="2" office:value-type="string">
            <text:p>-</text:p>
          </table:table-cell>
          <table:table-cell office:value-type="string">
            <text:p>3pin, 2.54mm</text:p>
          </table:table-cell>
          <table:table-cell office:value-type="string">
            <text:p>Thru-Hole</text:p>
          </table:table-cell>
          <table:table-cell office:value-type="float" office:value="2">
            <text:p>2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46])" office:value-type="float" office:value="321">
            <text:p>321</text:p>
          </table:table-cell>
          <table:table-cell table:style-name="ce12" table:formula="of:=SUMPRODUCT([.$G6:.$G46];[.H6:.H46])" office:value-type="float" office:value="38.9913888888889">
            <text:p>38.99</text:p>
          </table:table-cell>
          <table:table-cell table:style-name="ce12" table:formula="of:=SUMPRODUCT([.$G6:.$G46];[.I6:.I46])" office:value-type="float" office:value="26.4760555555555">
            <text:p>26.48</text:p>
          </table:table-cell>
          <table:table-cell table:style-name="ce12" table:formula="of:=SUMPRODUCT([.$G6:.$G46];[.J6:.J46])" office:value-type="float" office:value="20.6710555555556">
            <text:p>20.67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07T13:55:00</dc:date>
    <dc:creator>chris </dc:creator>
    <meta:editing-duration>P2DT4H45M50S</meta:editing-duration>
    <meta:editing-cycles>183</meta:editing-cycles>
    <meta:generator>LibreOffice/3.5$Linux_x86 LibreOffice_project/350m1$Build-2</meta:generator>
    <meta:document-statistic meta:table-count="3" meta:cell-count="422" meta:object-count="0"/>
  </office:meta>
</office:document-meta>
</file>